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944794"/>
    </style:style>
    <style:style style:name="P4" style:family="paragraph" style:parent-style-name="Standard">
      <style:text-properties fo:color="#000000"/>
    </style:style>
    <style:style style:name="P5" style:family="paragraph" style:parent-style-name="Standard">
      <style:text-properties fo:color="#94006b"/>
    </style:style>
    <style:style style:name="P6" style:family="paragraph" style:parent-style-name="Standard">
      <style:text-properties fo:color="#666666"/>
    </style:style>
    <style:style style:name="P7" style:family="paragraph" style:parent-style-name="Standard">
      <style:text-properties fo:color="#333333"/>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color="#333333"/>
    </style:style>
    <style:style style:name="P10" style:family="paragraph" style:parent-style-name="Standard">
      <style:paragraph-properties fo:text-align="start" style:justify-single-word="false"/>
      <style:text-properties fo:color="#333333"/>
    </style:style>
    <style:style style:name="P11" style:family="paragraph" style:parent-style-name="Standard">
      <style:text-properties fo:color="#666666"/>
    </style:style>
    <style:style style:name="P12" style:family="paragraph" style:parent-style-name="Standard">
      <style:text-properties fo:color="#94006b"/>
    </style:style>
    <style:style style:name="T1" style:family="text">
      <style:text-properties fo:color="#944794"/>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333333"/>
    </style:style>
    <style:style style:name="T5" style:family="text">
      <style:text-properties fo:color="#94006b"/>
    </style:style>
    <style:style style:name="T6" style:family="text">
      <style:text-properties fo:color="#666666"/>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La cartella LibMenu contiene 3 classi:</text:p>
      <text:p text:style-name="Standard"/>
      <text:p text:style-name="Standard">La classe menuitem che estende la classe menudataboundobject,</text:p>
      <text:p text:style-name="Standard">La classe menudataboundobject</text:p>
      <text:p text:style-name="Standard">La classe Smenu.</text:p>
      <text:p text:style-name="Standard"/>
      <text:p text:style-name="Standard">L' utente utilizzerà solo la classe Smenu.</text:p>
      <text:p text:style-name="Standard"/>
      <text:p text:style-name="Standard">Per item intendo una voce del menù</text:p>
      <text:p text:style-name="Standard"/>
      <text:p text:style-name="P1">Classe menuitem:</text:p>
      <text:p text:style-name="P1"/>
      <text:p text:style-name="Standard">La classe menuitem permette di creare oggetti di tipo item settandone gli attributi.</text:p>
      <text:p text:style-name="Standard"/>
      <text:p text:style-name="Standard">Una voce menù contiene i seguenti attributi:</text:p>
      <text:p text:style-name="Standard"/>
      <text:p text:style-name="Standard">Text: ovvero il testo dell' opzione.</text:p>
      <text:p text:style-name="Standard">Link: ovvero il link al quale si verrà reindirizzati cliccando sull' opzione del menù.</text:p>
      <text:p text:style-name="Standard">Class: eventuale attributo class associato all' opzione del menù.</text:p>
      <text:p text:style-name="Standard"/>
      <text:p text:style-name="Standard">Per creare oggetti di tipo menuitem si utilizza:</text:p>
      <text:p text:style-name="Standard"/>
      <text:p text:style-name="P3">new menuitem($arr);</text:p>
      <text:p text:style-name="Standard"/>
      <text:p text:style-name="Standard">dove $arr è l' array con le opzioni da utilizzare per settare gli attributi dell' oggetto.</text:p>
      <text:p text:style-name="Standard"/>
      <text:p text:style-name="Standard"/>
      <text:p text:style-name="P1">Classe Smenu:</text:p>
      <text:p text:style-name="Standard"/>
      <text:p text:style-name="Standard">L' aggiunta delle opzioni al menù avviene attraverso il metodo :</text:p>
      <text:p text:style-name="Standard"/>
      <text:p text:style-name="P3">addItem($arr);</text:p>
      <text:p text:style-name="Standard"/>
      <text:p text:style-name="Standard">$arr è nel formato:</text:p>
      <text:p text:style-name="Standard"/>
      <text:p text:style-name="Standard"><text:s/><text:span text:style-name="T1">$menu-&gt;</text:span><text:bookmark-start text:name="__DdeLink__1_564263448"/><text:span text:style-name="T1">addItem</text:span><text:bookmark-end text:name="__DdeLink__1_564263448"/><text:span text:style-name="T1">(array('Text' =&gt; '', 'Class' =&gt; '', 'Link' =&gt; '', 'Index' =&gt; ''));</text:span></text:p>
      <text:p text:style-name="Standard"/>
      <text:p text:style-name="Standard">Poichè l' index potrebbe essere generato da un ciclo for <text:s/>è possibile che termini con .0 <text:s/>oppure semplicemente con .</text:p>
      <text:p text:style-name="Standard"/>
      <text:p text:style-name="Standard">In tal caso verrà rimosso o rimossi questi ultimi caratteri prima di creare l' oggetto menuitem.</text:p>
      <text:p text:style-name="Standard"/>
      <text:p text:style-name="Standard">L' oggetto menuitem viene creato da:</text:p>
      <text:p text:style-name="Standard"/>
      <text:p text:style-name="P3">$obj = new menuitem($arr);</text:p>
      <text:p text:style-name="Standard"/>
      <text:p text:style-name="Standard">La classe Smenu terrà traccia di tutti gli oggetti creati mediante l' array associativo $objarr.</text:p>
      <text:p text:style-name="Standard"/>
      <text:p text:style-name="Standard">Si tratta di un array di oggetti menuitem in cui le chiavi sono proprio i valori dell' attributo Index dell' oggetto menuitem corrispondente.</text:p>
      <text:p text:style-name="Standard"><text:soft-page-break/></text:p>
      <text:p text:style-name="Standard">Il metodo <text:s/>addItem aggiorno di volta in volta tale array con:</text:p>
      <text:p text:style-name="Standard"/>
      <text:p text:style-name="P3">$this-&gt;objarr[$arr["Index"]] = $obj;</text:p>
      <text:p text:style-name="Standard"/>
      <text:p text:style-name="Standard">Il<text:span text:style-name="T2"> </text:span><text:span text:style-name="T3">primo obiettivo</text:span> è quindi creare questo array.</text:p>
      <text:p text:style-name="Standard"/>
      <text:p text:style-name="P1">Indici:</text:p>
      <text:p text:style-name="P1"/>
      <text:p text:style-name="P2">Ogni opzione di menù ha un index il quale ne indicherà univocamente la posizione nel menù.</text:p>
      <text:p text:style-name="P2"/>
      <text:p text:style-name="P2">Si tratta di una stringa composta da uno o più valori numerici separati da un punto.</text:p>
      <text:p text:style-name="P2"/>
      <text:p text:style-name="P2">La presenza di un solo valore numerico indica che si tratta di un' opzione da inserire sul menù principale.</text:p>
      <text:p text:style-name="P2">Il valore ne indica la posizione.</text:p>
      <text:p text:style-name="P2">Index='1' <text:s/>indica che si tratta della prima voce sul menù principale, Index='2' <text:s/>che si tratta della seconda voce sempre sul menù principale e così via. </text:p>
      <text:p text:style-name="P2"/>
      <text:p text:style-name="P2">Per le voci del sottomenù, il primo numero indica l' opzione del menù principale alla quale agganciare la voce di sottomenù, mentre la seconda indica la posizione di tale voce nel sottomenù.</text:p>
      <text:p text:style-name="P2"/>
      <text:p text:style-name="P2">Nel caso di un sottomenù agganciato ad un sottomenù, si accoda la cifra della posizione a destra dell' indice di sottomenù al quale agganciare.</text:p>
      <text:p text:style-name="P2"/>
      <text:p text:style-name="P2">Ad esempio se volessimo agganciare una voce alla seconda opzione di un sottomenù agganciato alla prima opzione del menù principae, dobbiamo specificare come Index per tale opzione: <text:s/>'1.2.1'.</text:p>
      <text:p text:style-name="P2"/>
      <text:p text:style-name="P2"/>
      <text:p text:style-name="Standard">Il <text:span text:style-name="T3">secondo obiettivo</text:span> <text:s/>consiste nel creare l' array $menu che sarà quello restituito dalla classe.</text:p>
      <text:p text:style-name="Standard"/>
      <text:p text:style-name="Standard">Tale array sarà del tipo:</text:p>
      <text:p text:style-name="Standard"/>
      <text:p text:style-name="P3">$menu = array( </text:p>
      <text:p text:style-name="P3"><text:s text:c="8"/>array( </text:p>
      <text:p text:style-name="P3"><text:s text:c="12"/>'text' =&gt; 'Yahoo', </text:p>
      <text:p text:style-name="P3"><text:s text:c="12"/>'link' =&gt; 'http://www.yahoo.com', </text:p>
      <text:p text:style-name="P3"><text:s text:c="12"/>'class' =&gt; 'topnav' </text:p>
      <text:p text:style-name="P3"><text:s text:c="8"/>), </text:p>
      <text:p text:style-name="P3"><text:s text:c="8"/>array( </text:p>
      <text:p text:style-name="P3"><text:s text:c="12"/>'text' =&gt; 'Google', </text:p>
      <text:p text:style-name="P3"><text:s text:c="12"/>'link' =&gt; 'http://www.google.com', </text:p>
      <text:p text:style-name="P3"><text:s text:c="12"/>'class' =&gt; 'topnav' </text:p>
      <text:p text:style-name="P3"><text:s text:c="12"/>'submenu' =&gt; array( </text:p>
      <text:p text:style-name="P3"><text:s text:c="16"/>array( </text:p>
      <text:p text:style-name="P3"><text:s text:c="20"/>'text' =&gt; 'Google Groups', </text:p>
      <text:p text:style-name="P3"><text:s text:c="20"/>'link' =&gt; 'http://groups.google.com/', </text:p>
      <text:p text:style-name="P3"><text:s text:c="20"/>'class' =&gt; 'subnav' </text:p>
      <text:p text:style-name="P3"><text:s text:c="16"/>), </text:p>
      <text:p text:style-name="P3"><text:s text:c="16"/>array( </text:p>
      <text:p text:style-name="P3"><text:s text:c="20"/>'text' =&gt; 'Google News', </text:p>
      <text:p text:style-name="P3"><text:s text:c="20"/>'link' =&gt; 'http://news.google.com/', </text:p>
      <text:p text:style-name="P3"><text:soft-page-break/><text:s text:c="20"/>'class' =&gt; 'subnav' </text:p>
      <text:p text:style-name="P3"><text:s text:c="16"/>) </text:p>
      <text:p text:style-name="P3"><text:s text:c="12"/>) </text:p>
      <text:p text:style-name="P3"><text:s text:c="8"/>), </text:p>
      <text:p text:style-name="P3"><text:s text:c="4"/>)</text:p>
      <text:p text:style-name="P3"/>
      <text:p text:style-name="P3"/>
      <text:p text:style-name="P4"><text:s/><text:span text:style-name="T4">Per far ciò si utilizza un ciclo for sull' array $objarr. <text:s/>Gli oggetti vengono letti dall' array ordinati per indice.</text:span></text:p>
      <text:p text:style-name="P7"/>
      <text:p text:style-name="P7">Ecco il metodo:</text:p>
      <text:p text:style-name="P7"/>
      <text:p text:style-name="P4"><text:span text:style-name="T4"><text:s/></text:span><text:span text:style-name="T5">private function setMenuArray() {</text:span></text:p>
      <text:p text:style-name="P5"><text:s text:c="8"/>if (!count($this-&gt;objarr))</text:p>
      <text:p text:style-name="P5"><text:s text:c="12"/>die("Il menù non ha elementi.");</text:p>
      <text:p text:style-name="P4"><text:span text:style-name="T4"><text:s text:c="7"/></text:span><text:span text:style-name="T6"><text:s/>//ordino l' array in base alle chiavi. una volta ordinato l' array aggiungo la chiave indicante il <text:tab/>livello. </text:span></text:p>
      <text:p text:style-name="P6"><text:s text:c="8"/>//l' ordine numerico mi serve solo ad ordinare l' array. Una volta che è ordinata sarà importante <text:tab/>solo il livello in cui andrà posizionato l' item.</text:p>
      <text:p text:style-name="P6"><text:s text:c="8"/>//ottengo l' array con gli index che indicano le varie posiziono</text:p>
      <text:p text:style-name="P4"><text:span text:style-name="T4"><text:s text:c="8"/></text:span><text:span text:style-name="T5">$arr_keys = array_keys($this-&gt;objarr);</text:span></text:p>
      <text:p text:style-name="P5"/>
      <text:p text:style-name="P5"><text:s text:c="8"/>sort($arr_keys); <text:s text:c="2"/>//ordino l' array $arr_keys</text:p>
      <text:p text:style-name="P5"/>
      <text:p text:style-name="P5"><text:s text:c="8"/>$lastlevel = 1;</text:p>
      <text:p text:style-name="P5"><text:s text:c="6"/></text:p>
      <text:p text:style-name="P5"><text:s text:c="8"/>for ($i = 0; $i &lt; count($arr_keys); $i++) {</text:p>
      <text:p text:style-name="P5"/>
      <text:p text:style-name="P4"><text:span text:style-name="T5"><text:s text:c="12"/>$obj = $this-&gt;objarr[$arr_keys[$i]];</text:span><text:span text:style-name="T4"> <text:s text:c="9"/></text:span><text:span text:style-name="T6">//prelevo l' oggetto in base alla sequenza di chiavi <text:tab/><text:tab/><text:tab/><text:tab/><text:tab/><text:tab/><text:tab/>ordinata</text:span></text:p>
      <text:p text:style-name="P6"/>
      <text:p text:style-name="P4"><text:span text:style-name="T4"><text:s text:c="12"/></text:span><text:span text:style-name="T5">$level = $this-&gt;getItemLevel($obj);</text:span><text:span text:style-name="T4"> <text:s text:c="10"/>/</text:span><text:span text:style-name="T6">/calcolo quale dovrà essere la profondità dell' <text:tab/><text:tab/><text:tab/><text:tab/><text:tab/><text:tab/><text:tab/>oggetto nel sottomenù</text:span></text:p>
      <text:p text:style-name="P7"><text:s text:c="2"/></text:p>
      <text:p text:style-name="P4"><text:span text:style-name="T4"><text:s text:c="11"/></text:span><text:span text:style-name="T5"><text:s/>if ($level == 1) { <text:s text:c="4"/></text:span><text:span text:style-name="T4"><text:s text:c="22"/><text:tab/><text:tab/> </text:span><text:span text:style-name="T6">//se si tratta del primo oggetto</text:span></text:p>
      <text:p text:style-name="P4"><text:span text:style-name="T4"><text:s text:c="15"/></text:span><text:span text:style-name="T5"><text:s/>$this-&gt;addToMenu($obj);</text:span></text:p>
      <text:p text:style-name="P4"><text:span text:style-name="T4"><text:s text:c="12"/></text:span><text:span text:style-name="T5">} else if ($level &gt; $lastlevel) { <text:s/></text:span><text:span text:style-name="T4"><text:tab/><text:tab/></text:span><text:span text:style-name="T6">//primo item che apre un sottomenù</text:span></text:p>
      <text:p text:style-name="P4"><text:span text:style-name="T4"><text:s text:c="16"/></text:span><text:span text:style-name="T5">$this-&gt;addToSubMenu($obj, 1);</text:span></text:p>
      <text:p text:style-name="P4"><text:span text:style-name="T4"><text:s text:c="11"/></text:span><text:span text:style-name="T5"><text:s/>} else if ($level &lt; $lastlevel) { </text:span><text:span text:style-name="T4"><text:s text:c="7"/><text:tab/><text:tab/> </text:span><text:span text:style-name="T6">//è il caso in cui è &lt; ma diverso da 1. Si <text:tab/></text:span></text:p>
      <text:p text:style-name="P6">collegherà al submenù che precede l' ultimo o il penultimo, ecc. in base al salto di profondita rispetto al caso precedente.</text:p>
      <text:p text:style-name="P4"><text:span text:style-name="T4"><text:s text:c="11"/></text:span><text:span text:style-name="T5"><text:s text:c="5"/>$this-&gt;addToSubMenu($obj, $level - $lastlevel); </text:span></text:p>
      <text:p text:style-name="P5"><text:s text:c="12"/>}else</text:p>
      <text:p text:style-name="P4"><text:span text:style-name="T4"><text:s text:c="13"/></text:span><text:span text:style-name="T5"><text:s text:c="3"/>$this-&gt;addToSubMenu($obj, 0);</text:span><text:span text:style-name="T4"> <text:s text:c="6"/></text:span><text:span text:style-name="T6"><text:s/>//è il caso in cui il livello rimane uguale e non si crea <text:tab/><text:tab/><text:tab/><text:tab/><text:tab/><text:tab/> <text:s text:c="4"/>quindi un nuovo sottomenù</text:span><text:span text:style-name="T4">.</text:span></text:p>
      <text:p text:style-name="P4"><text:span text:style-name="T4"><text:s text:c="11"/></text:span><text:span text:style-name="T5"><text:s/>$lastlevel = $level;</text:span></text:p>
      <text:p text:style-name="P7"><text:s text:c="10"/></text:p>
      <text:p text:style-name="P4"><text:span text:style-name="T4"><text:s text:c="8"/></text:span><text:span text:style-name="T5">}</text:span><text:span text:style-name="T6">//close for</text:span></text:p>
      <text:p text:style-name="P4"><text:span text:style-name="T4"><text:s text:c="3"/></text:span><text:span text:style-name="T5"><text:s/>}</text:span></text:p>
      <text:p text:style-name="P5"/>
      <text:p text:style-name="P7">La scansione degli oggetti in modo ordinato è importantissima per il funzionamento della classe.</text:p>
      <text:p text:style-name="P7">Innanzitutto fa sì che la classe funzioni indipendentemente dall' ordine in cui l' utente inserisce i <text:soft-page-break/><text:span text:style-name="T1">$menu-&gt;</text:span><text:bookmark-start text:name="__DdeLink__1_5642634481"/><text:span text:style-name="T1">addItem</text:span><text:bookmark-end text:name="__DdeLink__1_5642634481"/><text:span text:style-name="T1">(array('Text' =&gt; '', 'Class' =&gt; '', 'Link' =&gt; '', 'Index' =&gt; ''));</text:span></text:p>
      <text:p text:style-name="P7"><text:s/>nel codice.</text:p>
      <text:p text:style-name="P7"/>
      <text:p text:style-name="P7">Inoltre è molto importante in quanto da questo momento in poi la classe non valuterà più l' effettivo valore presente nelle stringhe Index ma solo il livello in cui andrà inserito l' oggetto che verrà individuato contando il numero <text:s/>di valori numerici separati da . presenti nella stringa stringa Index dell' oggetto esaminato.</text:p>
      <text:p text:style-name="P7">Inoltre gli array all' interno di $menù verranno annidati nello stesso ordine in cui vengono esaminati gli oggetti.</text:p>
      <text:p text:style-name="P7"/>
      <text:p text:style-name="P7"><text:bookmark-start text:name="__DdeLink__253_949505510"/>$menu<text:bookmark-end text:name="__DdeLink__253_949505510"/> è un array contenente array.</text:p>
      <text:p text:style-name="P7"/>
      <text:p text:style-name="P7">Inizialmente viene inizializatto ad un array vuoto</text:p>
      <text:p text:style-name="P5"/>
      <text:p text:style-name="P5">$this-&gt;menu=array()</text:p>
      <text:p text:style-name="P7"/>
      <text:p text:style-name="P7">Esistono le seguenti possibilità:</text:p>
      <text:p text:style-name="P7"/>
      <text:p text:style-name="P7">1)un solo valore numerico; in questo caso, l' item va inserito sul menù principale (come ultimo. Il fatto che debba essere inserito come ultimo è garantito dall' ordinamento crescente degli indici).</text:p>
      <text:p text:style-name="P7"/>
      <text:p text:style-name="P7">2)level maggiore del precedente(in questo caso può essere solo level precedente +1 in quanto l' array degli indici è ordinato e non possono esserci salti in positivo di più di un livello in quanto mancherebbe in tal caso l' item a cui agganciare). In questo caso verrà creato un sottomenù.</text:p>
      <text:p text:style-name="P7"/>
      <text:p text:style-name="P10">3)level uguale al precedente ma divero da 1. in questo caso verrà aggiunto un elemento nell' <text:s/>ultimo sottomenù inserito (sempre alla fine. Gli indici sono ordinati in modo crescente e ciò garantisce che l' item debba essere inserito sempre alla fine).</text:p>
      <text:p text:style-name="P10"/>
      <text:p text:style-name="P10">4)level minore del precedente ma diverso daa 1. Si tratta di inserire l' elemento in uno dei sottomenù precedente creati. La differenza tra il numero di livelli attuale e quello del precedente inserimento indica a quanti livelli di submenù superiori effettuare l' inserimento.</text:p>
      <text:p text:style-name="P10"/>
      <text:p text:style-name="P10"/>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e </meta:initial-creator>
    <meta:creation-date>2012-05-30T11:31:34</meta:creation-date>
    <meta:generator>LibreOffice/3.4$Linux LibreOffice_project/340m1$Build-402</meta:generator>
    <dc:date>2012-05-30T21:14:47</dc:date>
    <dc:creator>Daniele </dc:creator>
    <meta:editing-duration>PT7H32M19S</meta:editing-duration>
    <meta:editing-cycles>26</meta:editing-cycles>
    <meta:document-statistic meta:table-count="0" meta:image-count="0" meta:object-count="0" meta:page-count="4" meta:paragraph-count="106" meta:word-count="1018" meta:character-count="7077" meta:non-whitespace-character-count="5453"/>
  </office:meta>
</office:document-meta>
</file>